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10x10</text:p>
          </table:table-cell>
          <table:table-cell office:value-type="float" office:value="100" calcext:value-type="float">
            <text:p>100</text:p>
          </table:table-cell>
          <table:table-cell office:value-type="float" office:value="-0.015944" calcext:value-type="float">
            <text:p>-0.015944</text:p>
          </table:table-cell>
          <table:table-cell office:value-type="float" office:value="-0.166328" calcext:value-type="float">
            <text:p>-0.166328</text:p>
          </table:table-cell>
          <table:table-cell office:value-type="float" office:value="-0.062662" calcext:value-type="float">
            <text:p>-0.062662</text:p>
          </table:table-cell>
        </table:table-row>
        <table:table-row table:style-name="ro1">
          <table:table-cell table:style-name="ce1" office:value-type="string" calcext:value-type="string">
            <text:p>20x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-0.01868" calcext:value-type="float">
            <text:p>-0.01868</text:p>
          </table:table-cell>
          <table:table-cell table:style-name="ce1" office:value-type="float" office:value="-0.193926" calcext:value-type="float">
            <text:p>-0.193926</text:p>
          </table:table-cell>
          <table:table-cell table:style-name="ce1" office:value-type="float" office:value="-0.056815" calcext:value-type="float">
            <text:p>-0.056815</text:p>
          </table:table-cell>
        </table:table-row>
        <table:table-row table:style-name="ro1">
          <table:table-cell table:style-name="ce1" office:value-type="string" calcext:value-type="string">
            <text:p>40x4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-0.020416" calcext:value-type="float">
            <text:p>-0.020416</text:p>
          </table:table-cell>
          <table:table-cell table:style-name="ce1" office:value-type="float" office:value="-0.205015" calcext:value-type="float">
            <text:p>-0.205015</text:p>
          </table:table-cell>
          <table:table-cell table:style-name="ce1" office:value-type="float" office:value="-0.057416" calcext:value-type="float">
            <text:p>-0.057416</text:p>
          </table:table-cell>
        </table:table-row>
        <table:table-row table:style-name="ro1">
          <table:table-cell table:style-name="ce1" office:value-type="string" calcext:value-type="string">
            <text:p>80x8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-0.020746" calcext:value-type="float">
            <text:p>-0.020746</text:p>
          </table:table-cell>
          <table:table-cell table:style-name="ce1" office:value-type="float" office:value="-0.208104" calcext:value-type="float">
            <text:p>-0.208104</text:p>
          </table:table-cell>
          <table:table-cell table:style-name="ce1" office:value-type="float" office:value="-0.05754" calcext:value-type="float">
            <text:p>-0.057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21=r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32</text:p>
          </table:table-cell>
          <table:table-cell table:formula="of:=[.C3]-[.C4]" office:value-type="float" office:value="0.001736" calcext:value-type="float">
            <text:p>0.001736</text:p>
          </table:table-cell>
          <table:table-cell table:formula="of:=[.D3]-[.D4]" office:value-type="float" office:value="0.011089" calcext:value-type="float">
            <text:p>0.011089</text:p>
          </table:table-cell>
          <table:table-cell table:formula="of:=[.E3]-[.E4]" office:value-type="float" office:value="0.000600999999999997" calcext:value-type="float">
            <text:p>0.000601</text:p>
          </table:table-cell>
        </table:table-row>
        <table:table-row table:style-name="ro1">
          <table:table-cell/>
          <table:table-cell office:value-type="string" calcext:value-type="string">
            <text:p>e21</text:p>
          </table:table-cell>
          <table:table-cell table:formula="of:=[.C4]-[.C5]" office:value-type="float" office:value="0.00033" calcext:value-type="float">
            <text:p>0.00033</text:p>
          </table:table-cell>
          <table:table-cell table:formula="of:=[.D4]-[.D5]" office:value-type="float" office:value="0.00308899999999998" calcext:value-type="float">
            <text:p>0.003089</text:p>
          </table:table-cell>
          <table:table-cell table:formula="of:=[.E4]-[.E5]" office:value-type="float" office:value="0.000123999999999999" calcext:value-type="float">
            <text:p>0.0001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hiext21</text:p>
          </table:table-cell>
          <table:table-cell table:formula="of:=([.$B$7]^2*[.C5]-[.C4])/([.$B$7]-1)" office:value-type="float" office:value="-0.062568" calcext:value-type="float">
            <text:p>-0.062568</text:p>
          </table:table-cell>
          <table:table-cell table:formula="of:=([.$B$7]^2*[.D5]-[.D4])/([.$B$7]-1)" office:value-type="float" office:value="-0.627401" calcext:value-type="float">
            <text:p>-0.627401</text:p>
          </table:table-cell>
          <table:table-cell table:formula="of:=([.$B$7]^2*[.E5]-[.E4])/([.$B$7]-1)" office:value-type="float" office:value="-0.172744" calcext:value-type="float">
            <text:p>-0.172744</text:p>
          </table:table-cell>
        </table:table-row>
        <table:table-row table:style-name="ro1">
          <table:table-cell/>
          <table:table-cell office:value-type="string" calcext:value-type="string">
            <text:p>ea21</text:p>
          </table:table-cell>
          <table:table-cell table:formula="of:=ABS(([.C5]-[.C4])/[.C5])" office:value-type="float" office:value="0.0159066808059385" calcext:value-type="float">
            <text:p>0.015906680805939</text:p>
          </table:table-cell>
          <table:table-cell table:formula="of:=ABS(([.D5]-[.D4])/[.D5])" office:value-type="float" office:value="0.0148435397685772" calcext:value-type="float">
            <text:p>0.014843539768577</text:p>
          </table:table-cell>
          <table:table-cell table:formula="of:=ABS(([.E5]-[.E4])/[.E5])" office:value-type="float" office:value="0.00215502259297878" calcext:value-type="float">
            <text:p>0.002155022592979</text:p>
          </table:table-cell>
        </table:table-row>
        <table:table-row table:style-name="ro1">
          <table:table-cell/>
          <table:table-cell office:value-type="string" calcext:value-type="string">
            <text:p>eext21</text:p>
          </table:table-cell>
          <table:table-cell table:formula="of:=ABS(([.C12]-[.C5])/[.C12])" office:value-type="float" office:value="0.668424753867792" calcext:value-type="float">
            <text:p>0.668424753867792</text:p>
          </table:table-cell>
          <table:table-cell table:formula="of:=ABS(([.D12]-[.D5])/[.D12])" office:value-type="float" office:value="0.668307828645476" calcext:value-type="float">
            <text:p>0.668307828645476</text:p>
          </table:table-cell>
          <table:table-cell table:formula="of:=ABS(([.E12]-[.E5])/[.E12])" office:value-type="float" office:value="0.666905941740379" calcext:value-type="float">
            <text:p>0.666905941740379</text:p>
          </table:table-cell>
        </table:table-row>
        <table:table-row table:style-name="ro1">
          <table:table-cell/>
          <table:table-cell office:value-type="string" calcext:value-type="string">
            <text:p>GCI</text:p>
          </table:table-cell>
          <table:table-cell table:formula="of:=1.25*[.C13]/([.$B$7]-1)" office:value-type="float" office:value="0.0198833510074231" calcext:value-type="float">
            <text:p>0.019883351007423</text:p>
          </table:table-cell>
          <table:table-cell table:formula="of:=1.25*[.D13]/([.$B$7]-1)" office:value-type="float" office:value="0.0185544247107214" calcext:value-type="float">
            <text:p>0.018554424710722</text:p>
          </table:table-cell>
          <table:table-cell table:formula="of:=1.25*[.E13]/([.$B$7]-1)" office:value-type="float" office:value="0.00269377824122348" calcext:value-type="float">
            <text:p>0.002693778241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10:19.652299794</meta:creation-date>
    <dc:date>2018-12-14T14:41:53.718060988</dc:date>
    <meta:editing-duration>PT10M42S</meta:editing-duration>
    <meta:editing-cycles>1</meta:editing-cycles>
    <meta:document-statistic meta:table-count="1" meta:cell-count="51" meta:object-count="0"/>
    <meta:generator>LibreOffice/6.0.6.2$Linux_X86_64 LibreOffice_project/00m0$Build-2</meta:generator>
  </office:meta>
</office:document-meta>
</file>